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50000018E1728DB16E34F43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817" officeooo:paragraph-rsid="000f3817"/>
    </style:style>
    <style:style style:name="P2" style:family="paragraph" style:parent-style-name="Standard">
      <style:paragraph-properties fo:text-align="start" style:justify-single-word="false"/>
      <style:text-properties officeooo:rsid="000f71ac" officeooo:paragraph-rsid="000f71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 Mike! Designs</text:p>
      <text:p text:style-name="P1"/>
      <text:p text:style-name="P2">This is the first report from Lighthouse:</text:p>
      <text:p text:style-name="P2"/>
      <text:p text:style-name="P1"><draw:frame draw:style-name="fr1" draw:name="Image1" text:anchor-type="char" svg:width="17cm" svg:height="4.092cm" draw:z-index="0"><draw:image xlink:href="Pictures/10000000000006750000018E1728DB16E34F43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4:27:03.524000000</meta:creation-date>
    <dc:date>2021-09-28T15:24:01.229000000</dc:date>
    <meta:editing-duration>PT45M29S</meta:editing-duration>
    <meta:editing-cycles>1</meta:editing-cycles>
    <meta:document-statistic meta:table-count="0" meta:image-count="1" meta:object-count="0" meta:page-count="1" meta:paragraph-count="2" meta:word-count="10" meta:character-count="57" meta:non-whitespace-character-count="49"/>
    <meta:generator>LibreOffice/7.0.1.2$Windows_X86_64 LibreOffice_project/7cbcfc562f6eb6708b5ff7d7397325de9e764452</meta:generator>
  </office:meta>
</office:document-meta>
</file>